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6pt" style:font-size-asian="16pt" style:font-size-complex="16pt" fo:background-color="#FF0000"/>
    </style:style>
    <style:style style:name="T3" style:parent-style-name="DefaultParagraphFont" style:family="text">
      <style:text-properties fo:background-color="#FFFF00"/>
    </style:style>
    <style:style style:name="P4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9" style:parent-style-name="DefaultParagraphFon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n" style:country-asian="GB"/>
    </style:style>
    <style:style style:name="T1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3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1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5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16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1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1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19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20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21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22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23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24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2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2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7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2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3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2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3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B8BB" fo:font-size="10pt" style:font-size-asian="10pt" style:font-size-complex="10pt" style:language-asian="en" style:country-asian="GB"/>
    </style:style>
    <style:style style:name="T3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5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3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B8BB" fo:font-size="10pt" style:font-size-asian="10pt" style:font-size-complex="10pt" style:language-asian="en" style:country-asian="GB"/>
    </style:style>
    <style:style style:name="T3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8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3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4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3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4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B8BB" fo:font-size="10pt" style:font-size-asian="10pt" style:font-size-complex="10pt" style:language-asian="en" style:country-asian="GB"/>
    </style:style>
    <style:style style:name="T4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6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4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B8BB" fo:font-size="10pt" style:font-size-asian="10pt" style:font-size-complex="10pt" style:language-asian="en" style:country-asian="GB"/>
    </style:style>
    <style:style style:name="T4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9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5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5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4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5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5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9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60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1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6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5" style:parent-style-name="DefaultParagraphFont" style:family="text">
      <style:text-properties fo:background-color="#FFFF00"/>
    </style:style>
    <style:style style:name="P66" style:parent-style-name="HTMLPreformatted" style:family="paragraph">
      <style:paragraph-properties fo:background-color="#2B2B2B"/>
    </style:style>
    <style:style style:name="T67" style:parent-style-name="DefaultParagraphFont" style:family="text">
      <style:text-properties fo:color="#CC7832"/>
    </style:style>
    <style:style style:name="T68" style:parent-style-name="DefaultParagraphFont" style:family="text">
      <style:text-properties fo:color="#A9B7C6"/>
    </style:style>
    <style:style style:name="T69" style:parent-style-name="DefaultParagraphFont" style:family="text">
      <style:text-properties fo:color="#A9B7C6"/>
    </style:style>
    <style:style style:name="T70" style:parent-style-name="DefaultParagraphFont" style:family="text">
      <style:text-properties fo:color="#CC7832"/>
    </style:style>
    <style:style style:name="T71" style:parent-style-name="DefaultParagraphFont" style:family="text">
      <style:text-properties fo:color="#FFC66D"/>
    </style:style>
    <style:style style:name="T72" style:parent-style-name="DefaultParagraphFont" style:family="text">
      <style:text-properties fo:color="#A9B7C6"/>
    </style:style>
    <style:style style:name="T73" style:parent-style-name="DefaultParagraphFont" style:family="text">
      <style:text-properties fo:color="#A9B7C6"/>
    </style:style>
    <style:style style:name="T74" style:parent-style-name="DefaultParagraphFont" style:family="text">
      <style:text-properties fo:color="#A9B7C6"/>
    </style:style>
    <style:style style:name="T75" style:parent-style-name="DefaultParagraphFont" style:family="text">
      <style:text-properties fo:color="#CC7832"/>
    </style:style>
    <style:style style:name="T76" style:parent-style-name="DefaultParagraphFont" style:family="text">
      <style:text-properties fo:color="#A9B7C6"/>
    </style:style>
    <style:style style:name="T77" style:parent-style-name="DefaultParagraphFont" style:family="text">
      <style:text-properties fo:color="#6897BB"/>
    </style:style>
    <style:style style:name="T78" style:parent-style-name="DefaultParagraphFont" style:family="text">
      <style:text-properties fo:color="#6897BB"/>
    </style:style>
    <style:style style:name="T79" style:parent-style-name="DefaultParagraphFont" style:family="text">
      <style:text-properties fo:color="#6897BB"/>
    </style:style>
    <style:style style:name="T80" style:parent-style-name="DefaultParagraphFont" style:family="text">
      <style:text-properties fo:color="#CC7832"/>
    </style:style>
    <style:style style:name="T81" style:parent-style-name="DefaultParagraphFont" style:family="text">
      <style:text-properties fo:color="#A9B7C6"/>
    </style:style>
    <style:style style:name="T82" style:parent-style-name="DefaultParagraphFont" style:family="text">
      <style:text-properties fo:color="#6897BB"/>
    </style:style>
    <style:style style:name="T83" style:parent-style-name="DefaultParagraphFont" style:family="text">
      <style:text-properties fo:color="#A9B7C6"/>
    </style:style>
    <style:style style:name="T84" style:parent-style-name="DefaultParagraphFont" style:family="text">
      <style:text-properties fo:color="#A9B7C6"/>
    </style:style>
    <style:style style:name="T85" style:parent-style-name="DefaultParagraphFont" style:family="text">
      <style:text-properties fo:color="#A9B7C6"/>
    </style:style>
    <style:style style:name="T86" style:parent-style-name="DefaultParagraphFont" style:family="text">
      <style:text-properties fo:font-style="italic" style:font-style-asian="italic" style:font-style-complex="italic" fo:color="#A9B7C6"/>
    </style:style>
    <style:style style:name="T87" style:parent-style-name="DefaultParagraphFont" style:family="text">
      <style:text-properties fo:color="#A9B7C6"/>
    </style:style>
    <style:style style:name="T88" style:parent-style-name="DefaultParagraphFont" style:family="text">
      <style:text-properties fo:color="#6A8759"/>
    </style:style>
    <style:style style:name="T89" style:parent-style-name="DefaultParagraphFont" style:family="text">
      <style:text-properties fo:color="#A9B7C6"/>
    </style:style>
    <style:style style:name="T90" style:parent-style-name="DefaultParagraphFont" style:family="text">
      <style:text-properties fo:color="#A9B7C6"/>
    </style:style>
    <style:style style:name="T91" style:parent-style-name="DefaultParagraphFont" style:family="text">
      <style:text-properties fo:color="#6897BB"/>
    </style:style>
    <style:style style:name="T92" style:parent-style-name="DefaultParagraphFont" style:family="text">
      <style:text-properties fo:color="#6897BB"/>
    </style:style>
    <style:style style:name="T93" style:parent-style-name="DefaultParagraphFont" style:family="text">
      <style:text-properties fo:color="#A9B7C6"/>
    </style:style>
    <style:style style:name="T94" style:parent-style-name="DefaultParagraphFont" style:family="text">
      <style:text-properties fo:color="#A9B7C6"/>
    </style:style>
    <style:style style:name="T95" style:parent-style-name="DefaultParagraphFont" style:family="text">
      <style:text-properties fo:color="#A9B7C6"/>
    </style:style>
    <style:style style:name="T96" style:parent-style-name="DefaultParagraphFont" style:family="text">
      <style:text-properties fo:color="#CC7832"/>
    </style:style>
    <style:style style:name="T97" style:parent-style-name="DefaultParagraphFont" style:family="text">
      <style:text-properties fo:color="#A9B7C6"/>
    </style:style>
    <style:style style:name="T98" style:parent-style-name="DefaultParagraphFont" style:family="text">
      <style:text-properties fo:color="#6897BB"/>
    </style:style>
    <style:style style:name="T99" style:parent-style-name="DefaultParagraphFont" style:family="text">
      <style:text-properties fo:color="#6897BB"/>
    </style:style>
    <style:style style:name="T100" style:parent-style-name="DefaultParagraphFont" style:family="text">
      <style:text-properties fo:color="#CC7832"/>
    </style:style>
    <style:style style:name="T101" style:parent-style-name="DefaultParagraphFont" style:family="text">
      <style:text-properties fo:color="#CC7832"/>
    </style:style>
    <style:style style:name="T102" style:parent-style-name="DefaultParagraphFont" style:family="text">
      <style:text-properties fo:color="#A9B7C6"/>
    </style:style>
    <style:style style:name="T103" style:parent-style-name="DefaultParagraphFont" style:family="text">
      <style:text-properties fo:color="#A9B7C6"/>
    </style:style>
    <style:style style:name="T104" style:parent-style-name="DefaultParagraphFont" style:family="text">
      <style:text-properties fo:font-style="italic" style:font-style-asian="italic" style:font-style-complex="italic" fo:color="#A9B7C6"/>
    </style:style>
    <style:style style:name="T105" style:parent-style-name="DefaultParagraphFont" style:family="text">
      <style:text-properties fo:color="#A9B7C6"/>
    </style:style>
    <style:style style:name="T106" style:parent-style-name="DefaultParagraphFont" style:family="text">
      <style:text-properties fo:color="#6A8759"/>
    </style:style>
    <style:style style:name="T107" style:parent-style-name="DefaultParagraphFont" style:family="text">
      <style:text-properties fo:color="#A9B7C6"/>
    </style:style>
    <style:style style:name="T108" style:parent-style-name="DefaultParagraphFont" style:family="text">
      <style:text-properties fo:color="#A9B7C6"/>
    </style:style>
    <style:style style:name="T109" style:parent-style-name="DefaultParagraphFont" style:family="text">
      <style:text-properties fo:color="#6897BB"/>
    </style:style>
    <style:style style:name="T110" style:parent-style-name="DefaultParagraphFont" style:family="text">
      <style:text-properties fo:color="#6897BB"/>
    </style:style>
    <style:style style:name="T111" style:parent-style-name="DefaultParagraphFont" style:family="text">
      <style:text-properties fo:color="#A9B7C6"/>
    </style:style>
    <style:style style:name="T112" style:parent-style-name="DefaultParagraphFont" style:family="text">
      <style:text-properties fo:color="#CC7832"/>
    </style:style>
    <style:style style:name="T113" style:parent-style-name="DefaultParagraphFont" style:family="text">
      <style:text-properties fo:color="#A9B7C6"/>
    </style:style>
    <style:style style:name="T114" style:parent-style-name="DefaultParagraphFont" style:family="text">
      <style:text-properties fo:color="#6897BB"/>
    </style:style>
    <style:style style:name="T115" style:parent-style-name="DefaultParagraphFont" style:family="text">
      <style:text-properties fo:color="#A9B7C6"/>
    </style:style>
    <style:style style:name="T116" style:parent-style-name="DefaultParagraphFont" style:family="text">
      <style:text-properties fo:color="#A9B7C6"/>
    </style:style>
    <style:style style:name="T117" style:parent-style-name="DefaultParagraphFont" style:family="text">
      <style:text-properties fo:color="#A9B7C6"/>
    </style:style>
    <style:style style:name="T118" style:parent-style-name="DefaultParagraphFont" style:family="text">
      <style:text-properties fo:color="#A9B7C6"/>
    </style:style>
    <style:style style:name="T119" style:parent-style-name="DefaultParagraphFont" style:family="text">
      <style:text-properties fo:color="#A9B7C6"/>
    </style:style>
    <style:style style:name="T120" style:parent-style-name="DefaultParagraphFont" style:family="text">
      <style:text-properties fo:background-color="#FFFF00"/>
    </style:style>
    <style:style style:name="P121" style:parent-style-name="HTMLPreformatted" style:family="paragraph">
      <style:paragraph-properties fo:background-color="#2B2B2B"/>
    </style:style>
    <style:style style:name="T122" style:parent-style-name="DefaultParagraphFont" style:family="text">
      <style:text-properties fo:color="#CC7832"/>
    </style:style>
    <style:style style:name="T123" style:parent-style-name="DefaultParagraphFont" style:family="text">
      <style:text-properties fo:color="#A9B7C6"/>
    </style:style>
    <style:style style:name="T124" style:parent-style-name="DefaultParagraphFont" style:family="text">
      <style:text-properties fo:color="#A9B7C6"/>
    </style:style>
    <style:style style:name="T125" style:parent-style-name="DefaultParagraphFont" style:family="text">
      <style:text-properties fo:color="#A9B7C6"/>
    </style:style>
    <style:style style:name="T126" style:parent-style-name="DefaultParagraphFont" style:family="text">
      <style:text-properties fo:color="#CC7832"/>
    </style:style>
    <style:style style:name="T127" style:parent-style-name="DefaultParagraphFont" style:family="text">
      <style:text-properties fo:color="#FFC66D"/>
    </style:style>
    <style:style style:name="T128" style:parent-style-name="DefaultParagraphFont" style:family="text">
      <style:text-properties fo:color="#A9B7C6"/>
    </style:style>
    <style:style style:name="T129" style:parent-style-name="DefaultParagraphFont" style:family="text">
      <style:text-properties fo:color="#A9B7C6"/>
    </style:style>
    <style:style style:name="T130" style:parent-style-name="DefaultParagraphFont" style:family="text">
      <style:text-properties fo:color="#A9B7C6"/>
    </style:style>
    <style:style style:name="T131" style:parent-style-name="DefaultParagraphFont" style:family="text">
      <style:text-properties fo:color="#CC7832"/>
    </style:style>
    <style:style style:name="T132" style:parent-style-name="DefaultParagraphFont" style:family="text">
      <style:text-properties fo:color="#A9B7C6"/>
    </style:style>
    <style:style style:name="T133" style:parent-style-name="DefaultParagraphFont" style:family="text">
      <style:text-properties fo:color="#6897BB"/>
    </style:style>
    <style:style style:name="T134" style:parent-style-name="DefaultParagraphFont" style:family="text">
      <style:text-properties fo:color="#A9B7C6"/>
    </style:style>
    <style:style style:name="T135" style:parent-style-name="DefaultParagraphFont" style:family="text">
      <style:text-properties fo:color="#6897BB"/>
    </style:style>
    <style:style style:name="T136" style:parent-style-name="DefaultParagraphFont" style:family="text">
      <style:text-properties fo:color="#A9B7C6"/>
    </style:style>
    <style:style style:name="T137" style:parent-style-name="DefaultParagraphFont" style:family="text">
      <style:text-properties fo:color="#A9B7C6"/>
    </style:style>
    <style:style style:name="T138" style:parent-style-name="DefaultParagraphFont" style:family="text">
      <style:text-properties fo:font-style="italic" style:font-style-asian="italic" style:font-style-complex="italic" fo:color="#A9B7C6"/>
    </style:style>
    <style:style style:name="T139" style:parent-style-name="DefaultParagraphFont" style:family="text">
      <style:text-properties fo:color="#A9B7C6"/>
    </style:style>
    <style:style style:name="T140" style:parent-style-name="DefaultParagraphFont" style:family="text">
      <style:text-properties fo:color="#A9B7C6"/>
    </style:style>
    <style:style style:name="T141" style:parent-style-name="DefaultParagraphFont" style:family="text">
      <style:text-properties fo:color="#A9B7C6"/>
    </style:style>
    <style:style style:name="T142" style:parent-style-name="DefaultParagraphFont" style:family="text">
      <style:text-properties fo:color="#A9B7C6"/>
    </style:style>
    <style:style style:name="T143" style:parent-style-name="DefaultParagraphFont" style:family="text">
      <style:text-properties fo:background-color="#FFFF00"/>
    </style:style>
    <style:style style:name="P144" style:parent-style-name="HTMLPreformatted" style:family="paragraph">
      <style:paragraph-properties fo:background-color="#2B2B2B"/>
    </style:style>
    <style:style style:name="T145" style:parent-style-name="DefaultParagraphFont" style:family="text">
      <style:text-properties fo:color="#CC7832"/>
    </style:style>
    <style:style style:name="T146" style:parent-style-name="DefaultParagraphFont" style:family="text">
      <style:text-properties fo:color="#A9B7C6"/>
    </style:style>
    <style:style style:name="T147" style:parent-style-name="DefaultParagraphFont" style:family="text">
      <style:text-properties fo:color="#A9B7C6"/>
    </style:style>
    <style:style style:name="T148" style:parent-style-name="DefaultParagraphFont" style:family="text">
      <style:text-properties fo:color="#A9B7C6"/>
    </style:style>
    <style:style style:name="T149" style:parent-style-name="DefaultParagraphFont" style:family="text">
      <style:text-properties fo:color="#CC7832"/>
    </style:style>
    <style:style style:name="T150" style:parent-style-name="DefaultParagraphFont" style:family="text">
      <style:text-properties fo:color="#FFC66D"/>
    </style:style>
    <style:style style:name="T151" style:parent-style-name="DefaultParagraphFont" style:family="text">
      <style:text-properties fo:color="#A9B7C6"/>
    </style:style>
    <style:style style:name="T152" style:parent-style-name="DefaultParagraphFont" style:family="text">
      <style:text-properties fo:color="#CC7832"/>
    </style:style>
    <style:style style:name="T153" style:parent-style-name="DefaultParagraphFont" style:family="text">
      <style:text-properties fo:color="#A9B7C6"/>
    </style:style>
    <style:style style:name="T154" style:parent-style-name="DefaultParagraphFont" style:family="text">
      <style:text-properties fo:color="#A9B7C6"/>
    </style:style>
    <style:style style:name="T155" style:parent-style-name="DefaultParagraphFont" style:family="text">
      <style:text-properties fo:color="#CC7832"/>
    </style:style>
    <style:style style:name="T156" style:parent-style-name="DefaultParagraphFont" style:family="text">
      <style:text-properties fo:color="#A9B7C6"/>
    </style:style>
    <style:style style:name="T157" style:parent-style-name="DefaultParagraphFont" style:family="text">
      <style:text-properties fo:color="#6897BB"/>
    </style:style>
    <style:style style:name="T158" style:parent-style-name="DefaultParagraphFont" style:family="text">
      <style:text-properties fo:color="#6897BB"/>
    </style:style>
    <style:style style:name="T159" style:parent-style-name="DefaultParagraphFont" style:family="text">
      <style:text-properties fo:color="#CC7832"/>
    </style:style>
    <style:style style:name="T160" style:parent-style-name="DefaultParagraphFont" style:family="text">
      <style:text-properties fo:color="#A9B7C6"/>
    </style:style>
    <style:style style:name="T161" style:parent-style-name="DefaultParagraphFont" style:family="text">
      <style:text-properties fo:color="#6A8759"/>
    </style:style>
    <style:style style:name="T162" style:parent-style-name="DefaultParagraphFont" style:family="text">
      <style:text-properties fo:color="#6A8759"/>
    </style:style>
    <style:style style:name="T163" style:parent-style-name="DefaultParagraphFont" style:family="text">
      <style:text-properties fo:color="#CC7832"/>
    </style:style>
    <style:style style:name="T164" style:parent-style-name="DefaultParagraphFont" style:family="text">
      <style:text-properties fo:color="#A9B7C6"/>
    </style:style>
    <style:style style:name="T165" style:parent-style-name="DefaultParagraphFont" style:family="text">
      <style:text-properties fo:color="#6897BB"/>
    </style:style>
    <style:style style:name="T166" style:parent-style-name="DefaultParagraphFont" style:family="text">
      <style:text-properties fo:color="#A9B7C6"/>
    </style:style>
    <style:style style:name="T167" style:parent-style-name="DefaultParagraphFont" style:family="text">
      <style:text-properties fo:color="#A9B7C6"/>
    </style:style>
    <style:style style:name="T168" style:parent-style-name="DefaultParagraphFont" style:family="text">
      <style:text-properties fo:color="#6A8759"/>
    </style:style>
    <style:style style:name="T169" style:parent-style-name="DefaultParagraphFont" style:family="text">
      <style:text-properties fo:color="#6A8759"/>
    </style:style>
    <style:style style:name="T170" style:parent-style-name="DefaultParagraphFont" style:family="text">
      <style:text-properties fo:color="#808080"/>
    </style:style>
    <style:style style:name="T171" style:parent-style-name="DefaultParagraphFont" style:family="text">
      <style:text-properties fo:color="#808080"/>
    </style:style>
    <style:style style:name="T172" style:parent-style-name="DefaultParagraphFont" style:family="text">
      <style:text-properties fo:color="#A9B7C6"/>
    </style:style>
    <style:style style:name="T173" style:parent-style-name="DefaultParagraphFont" style:family="text">
      <style:text-properties fo:color="#A9B7C6"/>
    </style:style>
    <style:style style:name="T174" style:parent-style-name="DefaultParagraphFont" style:family="text">
      <style:text-properties fo:color="#CC7832"/>
    </style:style>
    <style:style style:name="T175" style:parent-style-name="DefaultParagraphFont" style:family="text">
      <style:text-properties fo:color="#A9B7C6"/>
    </style:style>
    <style:style style:name="T176" style:parent-style-name="DefaultParagraphFont" style:family="text">
      <style:text-properties fo:color="#A9B7C6"/>
    </style:style>
    <style:style style:name="T177" style:parent-style-name="DefaultParagraphFont" style:family="text">
      <style:text-properties fo:color="#6A8759"/>
    </style:style>
    <style:style style:name="T178" style:parent-style-name="DefaultParagraphFont" style:family="text">
      <style:text-properties fo:color="#6A8759"/>
    </style:style>
    <style:style style:name="T179" style:parent-style-name="DefaultParagraphFont" style:family="text">
      <style:text-properties fo:color="#808080"/>
    </style:style>
    <style:style style:name="T180" style:parent-style-name="DefaultParagraphFont" style:family="text">
      <style:text-properties fo:color="#808080"/>
    </style:style>
    <style:style style:name="T181" style:parent-style-name="DefaultParagraphFont" style:family="text">
      <style:text-properties fo:color="#A9B7C6"/>
    </style:style>
    <style:style style:name="T182" style:parent-style-name="DefaultParagraphFont" style:family="text">
      <style:text-properties fo:color="#A9B7C6"/>
    </style:style>
    <style:style style:name="T183" style:parent-style-name="DefaultParagraphFont" style:family="text">
      <style:text-properties fo:font-style="italic" style:font-style-asian="italic" style:font-style-complex="italic" fo:color="#A9B7C6"/>
    </style:style>
    <style:style style:name="T184" style:parent-style-name="DefaultParagraphFont" style:family="text">
      <style:text-properties fo:color="#A9B7C6"/>
    </style:style>
    <style:style style:name="T185" style:parent-style-name="DefaultParagraphFont" style:family="text">
      <style:text-properties fo:color="#A9B7C6"/>
    </style:style>
    <style:style style:name="T186" style:parent-style-name="DefaultParagraphFont" style:family="text">
      <style:text-properties fo:color="#A9B7C6"/>
    </style:style>
    <style:style style:name="T187" style:parent-style-name="DefaultParagraphFont" style:family="text">
      <style:text-properties fo:color="#CC7832"/>
    </style:style>
    <style:style style:name="T188" style:parent-style-name="DefaultParagraphFont" style:family="text">
      <style:text-properties fo:color="#A9B7C6"/>
    </style:style>
    <style:style style:name="T189" style:parent-style-name="DefaultParagraphFont" style:family="text">
      <style:text-properties fo:color="#CC7832"/>
    </style:style>
    <style:style style:name="T190" style:parent-style-name="DefaultParagraphFont" style:family="text">
      <style:text-properties fo:color="#A9B7C6"/>
    </style:style>
    <style:style style:name="T191" style:parent-style-name="DefaultParagraphFont" style:family="text">
      <style:text-properties fo:color="#6897BB"/>
    </style:style>
    <style:style style:name="T192" style:parent-style-name="DefaultParagraphFont" style:family="text">
      <style:text-properties fo:color="#A9B7C6"/>
    </style:style>
    <style:style style:name="T193" style:parent-style-name="DefaultParagraphFont" style:family="text">
      <style:text-properties fo:color="#6A8759"/>
    </style:style>
    <style:style style:name="T194" style:parent-style-name="DefaultParagraphFont" style:family="text">
      <style:text-properties fo:color="#CC7832"/>
    </style:style>
    <style:style style:name="T195" style:parent-style-name="DefaultParagraphFont" style:family="text">
      <style:text-properties fo:color="#6A8759"/>
    </style:style>
    <style:style style:name="T196" style:parent-style-name="DefaultParagraphFont" style:family="text">
      <style:text-properties fo:color="#6A8759"/>
    </style:style>
    <style:style style:name="T197" style:parent-style-name="DefaultParagraphFont" style:family="text">
      <style:text-properties fo:font-style="italic" style:font-style-asian="italic" style:font-style-complex="italic" fo:color="#A9B7C6"/>
    </style:style>
    <style:style style:name="T198" style:parent-style-name="DefaultParagraphFont" style:family="text">
      <style:text-properties fo:color="#A9B7C6"/>
    </style:style>
    <style:style style:name="T199" style:parent-style-name="DefaultParagraphFont" style:family="text">
      <style:text-properties fo:color="#A9B7C6"/>
    </style:style>
    <style:style style:name="T200" style:parent-style-name="DefaultParagraphFont" style:family="text">
      <style:text-properties fo:color="#A9B7C6"/>
    </style:style>
    <style:style style:name="T201" style:parent-style-name="DefaultParagraphFont" style:family="text">
      <style:text-properties fo:background-color="#FFFF00"/>
    </style:style>
    <style:style style:name="P202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3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0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0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0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0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0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0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1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11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12" style:parent-style-name="DefaultParagraphFon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n" style:country-asian="GB"/>
    </style:style>
    <style:style style:name="T21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1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1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16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1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1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1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2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21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2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2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2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2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26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27" style:parent-style-name="DefaultParagraphFon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n" style:country-asian="GB"/>
    </style:style>
    <style:style style:name="T22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29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3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3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3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23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34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23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36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23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38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23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4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4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42" style:parent-style-name="DefaultParagraphFont" style:family="text">
      <style:text-properties fo:background-color="#FFFF00"/>
    </style:style>
    <style:style style:name="P243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 fo:hyphenate="true"/>
    </style:style>
    <style:style style:name="P244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5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246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4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4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4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50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51" style:parent-style-name="DefaultParagraphFon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n" style:country-asian="GB"/>
    </style:style>
    <style:style style:name="T25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53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5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55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5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5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5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59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6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61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6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63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6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6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6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6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68" style:parent-style-name="DefaultParagraphFon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n" style:country-asian="GB"/>
    </style:style>
    <style:style style:name="T26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7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71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7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73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27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75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276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77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27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7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80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8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8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83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8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8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28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87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28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89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290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9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9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9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9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95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29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9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29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299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300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301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30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30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0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30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0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0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30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0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1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31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1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13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31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1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1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1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18" style:parent-style-name="DefaultParagraphFont" style:family="text">
      <style:text-properties fo:background-color="#FFFF00"/>
    </style:style>
    <style:style style:name="P319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20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321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322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323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324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325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32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2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2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29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33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10pt" style:font-size-asian="10pt" style:font-size-complex="10pt" style:language-asian="en" style:country-asian="GB"/>
    </style:style>
    <style:style style:name="T33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32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333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33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335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10pt" style:font-size-asian="10pt" style:font-size-complex="10pt" style:language-asian="en" style:country-asian="GB"/>
    </style:style>
    <style:style style:name="T33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3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33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3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10pt" style:font-size-asian="10pt" style:font-size-complex="10pt" style:language-asian="en" style:country-asian="GB"/>
    </style:style>
    <style:style style:name="T34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10pt" style:font-size-asian="10pt" style:font-size-complex="10pt" style:language-asian="en" style:country-asian="GB"/>
    </style:style>
    <style:style style:name="T34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10pt" style:font-size-asian="10pt" style:font-size-complex="10pt" style:language-asian="en" style:country-asian="GB"/>
    </style:style>
    <style:style style:name="T34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343" style:parent-style-name="DefaultParagraphFon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n" style:country-asian="GB"/>
    </style:style>
    <style:style style:name="T34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4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4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47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34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4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5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5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P352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 fo:hyphenate="true"/>
    </style:style>
    <style:style style:name="P353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54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355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35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5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5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59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360" style:parent-style-name="DefaultParagraphFon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n" style:country-asian="GB"/>
    </style:style>
    <style:style style:name="T36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6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36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6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36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6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6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6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369" style:parent-style-name="DefaultParagraphFon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n" style:country-asian="GB"/>
    </style:style>
    <style:style style:name="T37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71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37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73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37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75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376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37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378" style:parent-style-name="DefaultParagraphFon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n" style:country-asian="GB"/>
    </style:style>
    <style:style style:name="T37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8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8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8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38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84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38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86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38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388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38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9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9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39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93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39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95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39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97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39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39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0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0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P402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03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404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405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40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0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0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09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41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10pt" style:font-size-asian="10pt" style:font-size-complex="10pt" style:language-asian="en" style:country-asian="GB"/>
    </style:style>
    <style:style style:name="T41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1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41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14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41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16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41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418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41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20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421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422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42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24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425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426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42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28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42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3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3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3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433" style:parent-style-name="DefaultParagraphFon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n" style:country-asian="GB"/>
    </style:style>
    <style:style style:name="T43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3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3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3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43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3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10pt" style:font-size-asian="10pt" style:font-size-complex="10pt" style:language-asian="en" style:country-asian="GB"/>
    </style:style>
    <style:style style:name="T44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4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4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44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44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10pt" style:font-size-asian="10pt" style:font-size-complex="10pt" style:language-asian="en" style:country-asian="GB"/>
    </style:style>
    <style:style style:name="T44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46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44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4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4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45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5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10pt" style:font-size-asian="10pt" style:font-size-complex="10pt" style:language-asian="en" style:country-asian="GB"/>
    </style:style>
    <style:style style:name="T45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53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45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5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5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57" style:parent-style-name="DefaultParagraphFont" style:family="text">
      <style:text-properties fo:background-color="#FFFF00"/>
    </style:style>
    <style:style style:name="P458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59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460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461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46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6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6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65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46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10pt" style:font-size-asian="10pt" style:font-size-complex="10pt" style:language-asian="en" style:country-asian="GB"/>
    </style:style>
    <style:style style:name="T46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68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469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470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471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472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47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7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7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76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477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10pt" style:font-size-asian="10pt" style:font-size-complex="10pt" style:language-asian="en" style:country-asian="GB"/>
    </style:style>
    <style:style style:name="T47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79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48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81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48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483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48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85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486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487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48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89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490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491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49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93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49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9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96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497" style:parent-style-name="DefaultParagraphFon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n" style:country-asian="GB"/>
    </style:style>
    <style:style style:name="T49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499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50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0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02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50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04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10pt" style:font-size-asian="10pt" style:font-size-complex="10pt" style:language-asian="en" style:country-asian="GB"/>
    </style:style>
    <style:style style:name="T50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06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50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0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0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51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1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10pt" style:font-size-asian="10pt" style:font-size-complex="10pt" style:language-asian="en" style:country-asian="GB"/>
    </style:style>
    <style:style style:name="T51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13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51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1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1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51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1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9876AA" fo:font-size="10pt" style:font-size-asian="10pt" style:font-size-complex="10pt" style:language-asian="en" style:country-asian="GB"/>
    </style:style>
    <style:style style:name="T51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20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52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2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2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2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25" style:parent-style-name="DefaultParagraphFont" style:family="text">
      <style:text-properties fo:background-color="#FFFF00"/>
    </style:style>
    <style:style style:name="P526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2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52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2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3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31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53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3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3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35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536" style:parent-style-name="DefaultParagraphFon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n" style:country-asian="GB"/>
    </style:style>
    <style:style style:name="T53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3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53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40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541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54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4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4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45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54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4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4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49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550" style:parent-style-name="DefaultParagraphFon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n" style:country-asian="GB"/>
    </style:style>
    <style:style style:name="T55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5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5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5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55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56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55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5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59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56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61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56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63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56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565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56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6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68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56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7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71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57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73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57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75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576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577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57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7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80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58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8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8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8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585" style:parent-style-name="DefaultParagraphFon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n" style:country-asian="GB"/>
    </style:style>
    <style:style style:name="T58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8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8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8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59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9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9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P593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9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59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9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9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59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59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00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0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0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0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0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0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06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0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0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09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10" style:parent-style-name="DefaultParagraphFon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n" style:country-asian="GB"/>
    </style:style>
    <style:style style:name="T61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1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1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1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P615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16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1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1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1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20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2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2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2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2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2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26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2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2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2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3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3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3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33" style:parent-style-name="DefaultParagraphFon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n" style:country-asian="GB"/>
    </style:style>
    <style:style style:name="T63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35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3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37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638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639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64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P641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4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4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4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4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46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4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4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49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50" style:parent-style-name="DefaultParagraphFon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n" style:country-asian="GB"/>
    </style:style>
    <style:style style:name="T65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5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5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5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55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5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5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5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59" style:parent-style-name="DefaultParagraphFon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n" style:country-asian="GB"/>
    </style:style>
    <style:style style:name="T66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61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62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663" style:parent-style-name="DefaultParagraphFont" style:family="text">
      <style:text-properties style:font-name="Courier New" style:font-name-asian="Times New Roman" style:font-name-complex="Courier New" fo:color="#808080" fo:font-size="10pt" style:font-size-asian="10pt" style:font-size-complex="10pt" style:language-asian="en" style:country-asian="GB"/>
    </style:style>
    <style:style style:name="T66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6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6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6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6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6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7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7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7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73" style:parent-style-name="DefaultParagraphFon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n" style:country-asian="GB"/>
    </style:style>
    <style:style style:name="T67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7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7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7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7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79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8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81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68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83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68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8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86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68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8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89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69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9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9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9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9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9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696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69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698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69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0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01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70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0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04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70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0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0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0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709" style:parent-style-name="DefaultParagraphFon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n" style:country-asian="GB"/>
    </style:style>
    <style:style style:name="T71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1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1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13" style:parent-style-name="DefaultParagraphFont" style:family="text">
      <style:text-properties style:font-name="Courier New" style:font-name-asian="Times New Roman" style:font-name-complex="Courier New" fo:font-style="italic" style:font-style-asian="italic" style:font-style-complex="italic" fo:color="#A9B7C6" fo:font-size="10pt" style:font-size-asian="10pt" style:font-size-complex="10pt" style:language-asian="en" style:country-asian="GB"/>
    </style:style>
    <style:style style:name="T71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1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1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P717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1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71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2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2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2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723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2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72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26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72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28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72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3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31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73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33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73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3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36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737" style:parent-style-name="DefaultParagraphFon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n" style:country-asian="GB"/>
    </style:style>
    <style:style style:name="T73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39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74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4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42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743" style:parent-style-name="DefaultParagraphFon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n" style:country-asian="GB"/>
    </style:style>
    <style:style style:name="T74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45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746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747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P748" style:parent-style-name="Normal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49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75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5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5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53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75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55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75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5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758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59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76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61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762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63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764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65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6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67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768" style:parent-style-name="DefaultParagraphFon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n" style:country-asian="GB"/>
    </style:style>
    <style:style style:name="T769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70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771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72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773" style:parent-style-name="DefaultParagraphFont" style:family="text">
      <style:text-properties style:font-name="Courier New" style:font-name-asian="Times New Roman" style:font-name-complex="Courier New" fo:color="#6897BB" fo:font-size="10pt" style:font-size-asian="10pt" style:font-size-complex="10pt" style:language-asian="en" style:country-asian="GB"/>
    </style:style>
    <style:style style:name="T774" style:parent-style-name="DefaultParagraphFont" style:family="text">
      <style:text-properties style:font-name="Courier New" style:font-name-asian="Times New Roman" style:font-name-complex="Courier New" fo:color="#CC7832" fo:font-size="10pt" style:font-size-asian="10pt" style:font-size-complex="10pt" style:language-asian="en" style:country-asian="GB"/>
    </style:style>
    <style:style style:name="T775" style:parent-style-name="DefaultParagraphFont" style:family="text">
      <style:text-properties style:font-name="Courier New" style:font-name-asian="Times New Roman" style:font-name-complex="Courier New" fo:color="#FFC66D" fo:font-size="10pt" style:font-size-asian="10pt" style:font-size-complex="10pt" style:language-asian="en" style:country-asian="GB"/>
    </style:style>
    <style:style style:name="T776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  <style:style style:name="T777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778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779" style:parent-style-name="DefaultParagraphFont" style:family="text">
      <style:text-properties style:font-name="Courier New" style:font-name-asian="Times New Roman" style:font-name-complex="Courier New" fo:color="#6A8759" fo:font-size="10pt" style:font-size-asian="10pt" style:font-size-complex="10pt" style:language-asian="en" style:country-asian="GB"/>
    </style:style>
    <style:style style:name="T780" style:parent-style-name="DefaultParagraphFont" style:family="text">
      <style:text-properties style:font-name="Courier New" style:font-name-asian="Times New Roman" style:font-name-complex="Courier New" fo:color="#A9B7C6" fo:font-size="10pt" style:font-size-asian="10pt" style:font-size-complex="10pt" style:language-asian="en" style:country-asian="GB"/>
    </style:style>
  </office:automatic-styles>
  <office:body>
    <office:text text:use-soft-page-breaks="true">
      <text:p text:style-name="P1"><text:span text:style-name="T2">Scala Practice-3.2.23</text:span></text:p>
      <text:p text:style-name="Normal"><text:span text:style-name="T3">Hello world and String Interpolation</text:span></text:p>
      <text:p text:style-name="P4"><text:span text:style-name="T5">object<text:s/></text:span><text:span text:style-name="T6">Hello {</text:span><text:span text:style-name="T7"><text:line-break/><text:s text:c="2"/></text:span><text:span text:style-name="T8">def<text:s/></text:span><text:span text:style-name="T9">main</text:span><text:span text:style-name="T10">(args: Array[String])</text:span><text:span text:style-name="T11"><text:line-break/><text:s text:c="2"/>{</text:span><text:span text:style-name="T12"><text:line-break/><text:s text:c="4"/></text:span><text:span text:style-name="T13">val<text:s/></text:span><text:span text:style-name="T14">name =<text:s/></text:span><text:span text:style-name="T15">"Devi"</text:span><text:span text:style-name="T16"><text:line-break/><text:s text:c="4"/></text:span><text:span text:style-name="T17">val<text:s/></text:span><text:span text:style-name="T18">age =<text:s/></text:span><text:span text:style-name="T19">18</text:span><text:span text:style-name="T20"><text:line-break/><text:s text:c="4"/></text:span><text:span text:style-name="T21">//string Interpolation</text:span><text:span text:style-name="T22"><text:line-break/><text:s text:c="4"/>/*understanding</text:span><text:span text:style-name="T23"><text:line-break/><text:s text:c="4"/>comments*/</text:span><text:span text:style-name="T24"><text:line-break/><text:s text:c="4"/></text:span><text:span text:style-name="T25">println</text:span><text:span text:style-name="T26">(</text:span><text:span text:style-name="T27">"Hello world"<text:s/></text:span><text:span text:style-name="T28">+ name + age )</text:span><text:span text:style-name="T29"><text:line-break/><text:s text:c="4"/></text:span><text:span text:style-name="T30">println</text:span><text:span text:style-name="T31">(</text:span><text:span text:style-name="T32">s"</text:span><text:span text:style-name="T33">$</text:span><text:span text:style-name="T34">name</text:span><text:span text:style-name="T35"><text:s/>is<text:s/></text:span><text:span text:style-name="T36">$</text:span><text:span text:style-name="T37">age</text:span><text:span text:style-name="T38"><text:s/>old"</text:span><text:span text:style-name="T39">)</text:span><text:span text:style-name="T40"><text:line-break/><text:s text:c="4"/></text:span><text:span text:style-name="T41">println</text:span><text:span text:style-name="T42">(</text:span><text:span text:style-name="T43">f"</text:span><text:span text:style-name="T44">$</text:span><text:span text:style-name="T45">name</text:span><text:span text:style-name="T46">%s is<text:s/></text:span><text:span text:style-name="T47">$</text:span><text:span text:style-name="T48">age</text:span><text:span text:style-name="T49">%d old"</text:span><text:span text:style-name="T50">)</text:span><text:span text:style-name="T51"><text:line-break/><text:s text:c="4"/></text:span><text:span text:style-name="T52">println</text:span><text:span text:style-name="T53">(</text:span><text:span text:style-name="T54">raw"Hello \n world"</text:span><text:span text:style-name="T55">)</text:span><text:span text:style-name="T56"><text:line-break/><text:s text:c="4"/></text:span><text:span text:style-name="T57">println</text:span><text:span text:style-name="T58">(</text:span><text:span text:style-name="T59">s"Hello<text:s/></text:span><text:span text:style-name="T60">\n</text:span><text:span text:style-name="T61"><text:s/>world"</text:span><text:span text:style-name="T62">)</text:span><text:span text:style-name="T63"><text:line-break/><text:s text:c="2"/>}</text:span><text:span text:style-name="T64"><text:line-break/>}</text:span></text:p>
      <text:p text:style-name="Normal"/>
      <text:p text:style-name="Normal"><text:span text:style-name="T65">while loop</text:span></text:p>
      <text:p text:style-name="P66"><text:span text:style-name="T67">object<text:s/></text:span><text:span text:style-name="T68">While {</text:span><text:span text:style-name="T69"><text:line-break/><text:s text:c="2"/></text:span><text:span text:style-name="T70">def<text:s/></text:span><text:span text:style-name="T71">main<text:s/></text:span><text:span text:style-name="T72">(args: Array[String])</text:span><text:span text:style-name="T73"><text:line-break/><text:s text:c="2"/>{</text:span><text:span text:style-name="T74"><text:line-break/><text:s text:c="2"/></text:span><text:span text:style-name="T75">var<text:s/></text:span><text:span text:style-name="T76">x =</text:span><text:span text:style-name="T77">0</text:span><text:span text:style-name="T78"><text:line-break/></text:span><text:span text:style-name="T79"><text:line-break/><text:s text:c="4"/></text:span><text:span text:style-name="T80">while<text:s/></text:span><text:span text:style-name="T81">(x&lt;</text:span><text:span text:style-name="T82">10</text:span><text:span text:style-name="T83">)</text:span><text:span text:style-name="T84"><text:line-break/><text:s text:c="4"/>{</text:span><text:span text:style-name="T85"><text:line-break/><text:s text:c="6"/></text:span><text:span text:style-name="T86">println</text:span><text:span text:style-name="T87">(</text:span><text:span text:style-name="T88">"The value is "<text:s/></text:span><text:span text:style-name="T89">+ x)</text:span><text:span text:style-name="T90"><text:line-break/><text:s text:c="6"/>x=x+</text:span><text:span text:style-name="T91">1</text:span><text:span text:style-name="T92"><text:line-break/><text:s text:c="4"/></text:span><text:span text:style-name="T93">}</text:span><text:span text:style-name="T94"><text:line-break/></text:span><text:span text:style-name="T95"><text:line-break/><text:s text:c="4"/></text:span><text:span text:style-name="T96">var<text:s/></text:span><text:span text:style-name="T97">y=</text:span><text:span text:style-name="T98">0</text:span><text:span text:style-name="T99"><text:line-break/><text:s text:c="4"/></text:span><text:span text:style-name="T100">do</text:span><text:span text:style-name="T101"><text:line-break/><text:s text:c="6"/></text:span><text:span text:style-name="T102">{</text:span><text:span text:style-name="T103"><text:line-break/><text:s text:c="8"/></text:span><text:span text:style-name="T104">println</text:span><text:span text:style-name="T105">(</text:span><text:span text:style-name="T106">"the value is "</text:span><text:span text:style-name="T107">+y)</text:span><text:span text:style-name="T108"><text:line-break/><text:s text:c="8"/>y=y+</text:span><text:span text:style-name="T109">1</text:span><text:span text:style-name="T110"><text:line-break/><text:s text:c="6"/></text:span><text:span text:style-name="T111">}<text:s/></text:span><text:span text:style-name="T112">while</text:span><text:span text:style-name="T113">(y&lt;</text:span><text:span text:style-name="T114">10</text:span><text:span text:style-name="T115">)</text:span><text:span text:style-name="T116"><text:line-break/></text:span><text:span text:style-name="T117"><text:line-break/><text:s text:c="2"/>}</text:span><text:span text:style-name="T118"><text:line-break/></text:span><text:span text:style-name="T119"><text:line-break/>}</text:span></text:p>
      <text:p text:style-name="Normal"/>
      <text:p text:style-name="Normal"><text:span text:style-name="T120">For loop</text:span></text:p>
      <text:p text:style-name="P121"><text:span text:style-name="T122">object<text:s/></text:span><text:span text:style-name="T123">Forloop {</text:span><text:span text:style-name="T124"><text:line-break/></text:span><text:span text:style-name="T125"><text:line-break/><text:s text:c="2"/></text:span><text:span text:style-name="T126">def<text:s/></text:span><text:span text:style-name="T127">main</text:span><text:span text:style-name="T128">(args: Array[String]) {</text:span><text:span text:style-name="T129"><text:line-break/></text:span><text:span text:style-name="T130"><text:line-break/><text:s text:c="4"/></text:span><text:span text:style-name="T131">for<text:s/></text:span><text:span text:style-name="T132">(i &lt;-<text:s/></text:span><text:span text:style-name="T133">1<text:s/></text:span><text:span text:style-name="T134">to<text:s/></text:span><text:span text:style-name="T135">5</text:span><text:span text:style-name="T136">) {</text:span><text:span text:style-name="T137"><text:line-break/><text:s text:c="6"/></text:span><text:span text:style-name="T138">println</text:span><text:span text:style-name="T139">(i)</text:span><text:span text:style-name="T140"><text:line-break/><text:s text:c="4"/>}</text:span><text:span text:style-name="T141"><text:line-break/><text:s text:c="2"/>}</text:span><text:span text:style-name="T142"><text:line-break/>}</text:span></text:p>
      <text:p text:style-name="Normal"/>
      <text:p text:style-name="Normal"><text:span text:style-name="T143">If statement</text:span></text:p>
      <text:soft-page-break/>
      <text:p text:style-name="P144"><text:span text:style-name="T145">object<text:s/></text:span><text:span text:style-name="T146">ifdemo {</text:span><text:span text:style-name="T147"><text:line-break/></text:span><text:span text:style-name="T148"><text:line-break/><text:s text:c="2"/></text:span><text:span text:style-name="T149">def<text:s/></text:span><text:span text:style-name="T150">main<text:s/></text:span><text:span text:style-name="T151">(args: Array[String]):<text:s/></text:span><text:span text:style-name="T152">Unit<text:s/></text:span><text:span text:style-name="T153">= {</text:span><text:span text:style-name="T154"><text:line-break/><text:s text:c="4"/></text:span><text:span text:style-name="T155">val<text:s/></text:span><text:span text:style-name="T156">x =<text:s/></text:span><text:span text:style-name="T157">20</text:span><text:span text:style-name="T158"><text:line-break/><text:s text:c="4"/></text:span><text:span text:style-name="T159">var<text:s/></text:span><text:span text:style-name="T160">res=</text:span><text:span text:style-name="T161">""</text:span><text:span text:style-name="T162"><text:line-break/><text:s text:c="4"/></text:span><text:span text:style-name="T163">if<text:s/></text:span><text:span text:style-name="T164">(x ==<text:s/></text:span><text:span text:style-name="T165">20</text:span><text:span text:style-name="T166">) {</text:span><text:span text:style-name="T167"><text:line-break/><text:s text:c="6"/>res=<text:s/></text:span><text:span text:style-name="T168">"x==20"</text:span><text:span text:style-name="T169"><text:line-break/><text:s text:c="5"/></text:span><text:span text:style-name="T170">// print("yes")</text:span><text:span text:style-name="T171"><text:line-break/><text:s text:c="4"/></text:span><text:span text:style-name="T172">}</text:span><text:span text:style-name="T173"><text:line-break/><text:s text:c="4"/></text:span><text:span text:style-name="T174">else<text:s/></text:span><text:span text:style-name="T175">{</text:span><text:span text:style-name="T176"><text:line-break/><text:s text:c="6"/>res=<text:s/></text:span><text:span text:style-name="T177">"x not eual to 20"</text:span><text:span text:style-name="T178"><text:line-break/><text:s text:c="6"/></text:span><text:span text:style-name="T179">//print("No")</text:span><text:span text:style-name="T180"><text:line-break/><text:s text:c="4"/></text:span><text:span text:style-name="T181">}</text:span><text:span text:style-name="T182"><text:line-break/><text:s text:c="4"/></text:span><text:span text:style-name="T183">println</text:span><text:span text:style-name="T184">(res)</text:span><text:span text:style-name="T185"><text:line-break/></text:span><text:span text:style-name="T186"><text:line-break/><text:s text:c="4"/></text:span><text:span text:style-name="T187">val<text:s/></text:span><text:span text:style-name="T188">res1 =<text:s/></text:span><text:span text:style-name="T189">if<text:s/></text:span><text:span text:style-name="T190">(x==</text:span><text:span text:style-name="T191">20</text:span><text:span text:style-name="T192">)</text:span><text:span text:style-name="T193">"yes"</text:span><text:span text:style-name="T194">else<text:s/></text:span><text:span text:style-name="T195">"No"</text:span><text:span text:style-name="T196"><text:line-break/><text:s text:c="4"/></text:span><text:span text:style-name="T197">println</text:span><text:span text:style-name="T198">(res1)</text:span><text:span text:style-name="T199"><text:line-break/><text:s text:c="2"/>}</text:span><text:span text:style-name="T200"><text:line-break/>}</text:span></text:p>
      <text:p text:style-name="Normal"/>
      <text:p text:style-name="Normal"><text:span text:style-name="T201">Functions in Scala</text:span></text:p>
      <text:p text:style-name="P202"><text:span text:style-name="T203">object<text:s/></text:span><text:span text:style-name="T204">Func {</text:span><text:span text:style-name="T205"><text:line-break/></text:span><text:span text:style-name="T206"><text:line-break/><text:s text:c="2"/></text:span><text:span text:style-name="T207">object<text:s/></text:span><text:span text:style-name="T208">Math</text:span><text:span text:style-name="T209"><text:line-break/><text:s text:c="2"/>{</text:span><text:span text:style-name="T210"><text:line-break/><text:s text:c="4"/></text:span><text:span text:style-name="T211">def<text:s/></text:span><text:span text:style-name="T212">add</text:span><text:span text:style-name="T213">(x:<text:s/></text:span><text:span text:style-name="T214">Int,<text:s/></text:span><text:span text:style-name="T215">y:<text:s/></text:span><text:span text:style-name="T216">Int</text:span><text:span text:style-name="T217">):<text:s/></text:span><text:span text:style-name="T218">Int<text:s/></text:span><text:span text:style-name="T219">= {</text:span><text:span text:style-name="T220"><text:line-break/><text:s text:c="6"/></text:span><text:span text:style-name="T221">return<text:s/></text:span><text:span text:style-name="T222">x + y</text:span><text:span text:style-name="T223"><text:line-break/><text:s text:c="4"/>}</text:span><text:span text:style-name="T224"><text:line-break/><text:s text:c="2"/>}</text:span><text:span text:style-name="T225"><text:line-break/><text:s text:c="3"/></text:span><text:span text:style-name="T226">def<text:s/></text:span><text:span text:style-name="T227">main</text:span><text:span text:style-name="T228">(args:Array[String]):<text:s/></text:span><text:span text:style-name="T229">Unit<text:s/></text:span><text:span text:style-name="T230">= {</text:span><text:span text:style-name="T231"><text:line-break/><text:s text:c="4"/></text:span><text:span text:style-name="T232">println</text:span><text:span text:style-name="T233">(Math.</text:span><text:span text:style-name="T234">add</text:span><text:span text:style-name="T235">(</text:span><text:span text:style-name="T236">34</text:span><text:span text:style-name="T237">,</text:span><text:span text:style-name="T238">45</text:span><text:span text:style-name="T239">))</text:span><text:span text:style-name="T240"><text:line-break/><text:s text:c="2"/>}</text:span><text:span text:style-name="T241"><text:line-break/>}</text:span></text:p>
      <text:p text:style-name="Normal"/>
      <text:p text:style-name="Normal"><text:span text:style-name="T242">Higher order Function</text:span></text:p>
      <text:p text:style-name="P243">//Higherorderfunc- Functions that are able to take function as argument and return functions as result</text:p>
      <text:p text:style-name="P244"><text:span text:style-name="T245"><text:line-break/></text:span><text:span text:style-name="T246">object<text:s/></text:span><text:span text:style-name="T247">Higherorderfunc {</text:span><text:span text:style-name="T248"><text:line-break/></text:span><text:span text:style-name="T249"><text:line-break/><text:s text:c="2"/></text:span><text:span text:style-name="T250">def<text:s/></text:span><text:span text:style-name="T251">math</text:span><text:span text:style-name="T252">(x:<text:s/></text:span><text:span text:style-name="T253">Double,<text:s/></text:span><text:span text:style-name="T254">y:<text:s/></text:span><text:span text:style-name="T255">Double,</text:span><text:span text:style-name="T256">f:(</text:span><text:span text:style-name="T257">Double,Double</text:span><text:span text:style-name="T258">)=&gt;</text:span><text:span text:style-name="T259">Double</text:span><text:span text:style-name="T260">):<text:s/></text:span><text:span text:style-name="T261">Double<text:s/></text:span><text:span text:style-name="T262">= f(x</text:span><text:span text:style-name="T263">,</text:span><text:span text:style-name="T264">y)</text:span><text:span text:style-name="T265"><text:line-break/></text:span><text:span text:style-name="T266"><text:line-break/><text:s text:c="2"/></text:span><text:span text:style-name="T267">def<text:s/></text:span><text:span text:style-name="T268">main</text:span><text:span text:style-name="T269">(args: Array[String]) {</text:span><text:span text:style-name="T270"><text:line-break/><text:s text:c="4"/></text:span><text:span text:style-name="T271">val<text:s/></text:span><text:span text:style-name="T272">result=</text:span><text:span text:style-name="T273">math</text:span><text:span text:style-name="T274">(</text:span><text:span text:style-name="T275">50</text:span><text:span text:style-name="T276">,</text:span><text:span text:style-name="T277">20</text:span><text:span text:style-name="T278">,</text:span><text:span text:style-name="T279">(x</text:span><text:span text:style-name="T280">,</text:span><text:span text:style-name="T281">y)=&gt;x+y)</text:span><text:span text:style-name="T282"><text:line-break/><text:s text:c="4"/></text:span><text:span text:style-name="T283">val<text:s/></text:span><text:span text:style-name="T284">result1=</text:span><text:span text:style-name="T285">math</text:span><text:span text:style-name="T286">(</text:span><text:span text:style-name="T287">50</text:span><text:span text:style-name="T288">,</text:span><text:span text:style-name="T289">20</text:span><text:span text:style-name="T290">,</text:span><text:span text:style-name="T291">(x</text:span><text:span text:style-name="T292">,</text:span><text:span text:style-name="T293">y)=&gt;x min y)</text:span><text:span text:style-name="T294"><text:line-break/><text:s text:c="4"/></text:span><text:span text:style-name="T295">val<text:s/></text:span><text:span text:style-name="T296">result2=</text:span><text:span text:style-name="T297">math</text:span><text:span text:style-name="T298">(</text:span><text:span text:style-name="T299">50</text:span><text:span text:style-name="T300">,</text:span><text:span text:style-name="T301">20</text:span><text:span text:style-name="T302">,</text:span><text:span text:style-name="T303">(x</text:span><text:span text:style-name="T304">,</text:span><text:span text:style-name="T305">y)=&gt;x max y)</text:span><text:span text:style-name="T306"><text:line-break/><text:s text:c="4"/></text:span><text:span text:style-name="T307">println</text:span><text:span text:style-name="T308">(result)</text:span><text:span text:style-name="T309"><text:line-break/><text:s text:c="4"/></text:span><text:span text:style-name="T310">println</text:span><text:span text:style-name="T311">(result1)</text:span><text:span text:style-name="T312"><text:line-break/><text:s text:c="4"/></text:span><text:span text:style-name="T313">println</text:span><text:span text:style-name="T314">(result2)</text:span><text:span text:style-name="T315"><text:line-break/><text:s text:c="2"/>}</text:span><text:span text:style-name="T316"><text:line-break/></text:span><text:span text:style-name="T317"><text:line-break/>}</text:span></text:p>
      <text:p text:style-name="Normal"/>
      <text:p text:style-name="Normal"><text:span text:style-name="T318">Closure Function</text:span></text:p>
      <text:soft-page-break/>
      <text:p text:style-name="P319"><text:span text:style-name="T320">//Closure Function-Closure function which uses 1 or more variables which are declared outside the function</text:span><text:span text:style-name="T321"><text:line-break/></text:span><text:span text:style-name="T322"><text:line-break/>//It can be named or unnamed or pure</text:span><text:span text:style-name="T323"><text:line-break/></text:span><text:span text:style-name="T324"><text:line-break/></text:span><text:span text:style-name="T325">object<text:s/></text:span><text:span text:style-name="T326">Closure</text:span><text:span text:style-name="T327"><text:line-break/>{</text:span><text:span text:style-name="T328"><text:line-break/><text:s text:c="2"/></text:span><text:span text:style-name="T329">var<text:s/></text:span><text:span text:style-name="T330">number<text:s/></text:span><text:span text:style-name="T331">=<text:s/></text:span><text:span text:style-name="T332">10</text:span><text:span text:style-name="T333"><text:line-break/><text:s text:c="2"/></text:span><text:span text:style-name="T334">val<text:s/></text:span><text:span text:style-name="T335">add<text:s/></text:span><text:span text:style-name="T336">= (x:<text:s/></text:span><text:span text:style-name="T337">Int</text:span><text:span text:style-name="T338">) =&gt; x +<text:s/></text:span><text:span text:style-name="T339">number</text:span><text:span text:style-name="T340"><text:line-break/></text:span><text:span text:style-name="T341"><text:line-break/><text:s text:c="2"/></text:span><text:span text:style-name="T342">def<text:s/></text:span><text:span text:style-name="T343">main</text:span><text:span text:style-name="T344">(args:Array[String]):</text:span><text:span text:style-name="T345"><text:line-break/><text:s text:c="2"/>{</text:span><text:span text:style-name="T346"><text:line-break/><text:s text:c="4"/>println(add(</text:span><text:span text:style-name="T347">20</text:span><text:span text:style-name="T348">))</text:span><text:span text:style-name="T349"><text:line-break/><text:s text:c="2"/>}</text:span><text:span text:style-name="T350"><text:line-break/></text:span><text:span text:style-name="T351"><text:line-break/>}</text:span></text:p>
      <text:p text:style-name="Normal"/>
      <text:p text:style-name="Normal">Currying Function</text:p>
      <text:p text:style-name="P352">//currying is a technique of transforming a function that takes multiple arugument into a function with single argument</text:p>
      <text:p text:style-name="P353"><text:span text:style-name="T354"><text:line-break/></text:span><text:span text:style-name="T355">object<text:s/></text:span><text:span text:style-name="T356">Currying {</text:span><text:span text:style-name="T357"><text:line-break/></text:span><text:span text:style-name="T358"><text:line-break/><text:s text:c="2"/></text:span><text:span text:style-name="T359">def<text:s/></text:span><text:span text:style-name="T360">add</text:span><text:span text:style-name="T361">(x:</text:span><text:span text:style-name="T362">Int,</text:span><text:span text:style-name="T363">y:</text:span><text:span text:style-name="T364">Int</text:span><text:span text:style-name="T365">)= x+y</text:span><text:span text:style-name="T366"><text:line-break/></text:span><text:span text:style-name="T367"><text:line-break/><text:s text:c="2"/></text:span><text:span text:style-name="T368">def<text:s/></text:span><text:span text:style-name="T369">add2</text:span><text:span text:style-name="T370">(x:</text:span><text:span text:style-name="T371">Int</text:span><text:span text:style-name="T372">)=(y:</text:span><text:span text:style-name="T373">Int</text:span><text:span text:style-name="T374">) =&gt;x+y</text:span><text:span text:style-name="T375">//curried</text:span><text:span text:style-name="T376"><text:line-break/><text:s text:c="2"/></text:span><text:span text:style-name="T377">def<text:s/></text:span><text:span text:style-name="T378">main</text:span><text:span text:style-name="T379">(args: Array[String])</text:span><text:span text:style-name="T380"><text:line-break/><text:s text:c="2"/>{</text:span><text:span text:style-name="T381"><text:line-break/><text:s text:c="4"/></text:span><text:span text:style-name="T382">println</text:span><text:span text:style-name="T383">(</text:span><text:span text:style-name="T384">add</text:span><text:span text:style-name="T385">(</text:span><text:span text:style-name="T386">20</text:span><text:span text:style-name="T387">,</text:span><text:span text:style-name="T388">30</text:span><text:span text:style-name="T389">))</text:span><text:span text:style-name="T390"><text:line-break/><text:s text:c="4"/></text:span><text:span text:style-name="T391">print</text:span><text:span text:style-name="T392">(</text:span><text:span text:style-name="T393">add2</text:span><text:span text:style-name="T394">(</text:span><text:span text:style-name="T395">20</text:span><text:span text:style-name="T396">)(</text:span><text:span text:style-name="T397">40</text:span><text:span text:style-name="T398">))</text:span><text:span text:style-name="T399"><text:line-break/><text:s text:c="2"/>}</text:span><text:span text:style-name="T400"><text:line-break/></text:span><text:span text:style-name="T401"><text:line-break/>}</text:span></text:p>
      <text:p text:style-name="Normal"/>
      <text:p text:style-name="Normal">Map function</text:p>
      <text:p text:style-name="P402"><text:span text:style-name="T403">//Maps-Collection of Key value pair</text:span><text:span text:style-name="T404"><text:line-break/></text:span><text:span text:style-name="T405">object<text:s/></text:span><text:span text:style-name="T406">Maps {</text:span><text:span text:style-name="T407"><text:line-break/></text:span><text:span text:style-name="T408"><text:line-break/><text:s text:c="2"/></text:span><text:span text:style-name="T409">val<text:s/></text:span><text:span text:style-name="T410">mymap<text:s/></text:span><text:span text:style-name="T411">:Map[</text:span><text:span text:style-name="T412">Int,</text:span><text:span text:style-name="T413">String]=Map(</text:span><text:span text:style-name="T414">101<text:s/></text:span><text:span text:style-name="T415">-&gt;</text:span><text:span text:style-name="T416">"devi"</text:span><text:span text:style-name="T417">,</text:span><text:span text:style-name="T418">102<text:s/></text:span><text:span text:style-name="T419">-&gt;<text:s/></text:span><text:span text:style-name="T420">"babu"</text:span><text:span text:style-name="T421">,</text:span><text:span text:style-name="T422">103</text:span><text:span text:style-name="T423">-&gt;</text:span><text:span text:style-name="T424">"sid"</text:span><text:span text:style-name="T425">,</text:span><text:span text:style-name="T426">104</text:span><text:span text:style-name="T427">-&gt;</text:span><text:span text:style-name="T428">"sana"</text:span><text:span text:style-name="T429">)</text:span><text:span text:style-name="T430"><text:line-break/></text:span><text:span text:style-name="T431"><text:line-break/><text:s text:c="2"/></text:span><text:span text:style-name="T432">def<text:s/></text:span><text:span text:style-name="T433">main</text:span><text:span text:style-name="T434">(args:Array[String])</text:span><text:span text:style-name="T435"><text:line-break/><text:s text:c="2"/>{</text:span><text:span text:style-name="T436"><text:line-break/><text:s text:c="4"/></text:span><text:span text:style-name="T437">println</text:span><text:span text:style-name="T438">(</text:span><text:span text:style-name="T439">mymap</text:span><text:span text:style-name="T440">)</text:span><text:span text:style-name="T441"><text:line-break/><text:s text:c="4"/></text:span><text:span text:style-name="T442">println</text:span><text:span text:style-name="T443">(</text:span><text:span text:style-name="T444">mymap</text:span><text:span text:style-name="T445">(</text:span><text:span text:style-name="T446">101</text:span><text:span text:style-name="T447">))</text:span><text:span text:style-name="T448"><text:line-break/><text:s text:c="4"/></text:span><text:span text:style-name="T449">println</text:span><text:span text:style-name="T450">(</text:span><text:span text:style-name="T451">mymap</text:span><text:span text:style-name="T452">(</text:span><text:span text:style-name="T453">104</text:span><text:span text:style-name="T454">))</text:span><text:span text:style-name="T455"><text:line-break/><text:s text:c="2"/>}</text:span><text:span text:style-name="T456"><text:line-break/>}</text:span></text:p>
      <text:p text:style-name="Normal"/>
      <text:p text:style-name="Normal"><text:span text:style-name="T457">Options</text:span></text:p>
      <text:p text:style-name="P458"><text:span text:style-name="T459">//Options-container which can give you 2 values. Instance of sum or instance of none.It will give 2 results Some or None</text:span><text:span text:style-name="T460"><text:line-break/></text:span><text:span text:style-name="T461">object<text:s/></text:span><text:span text:style-name="T462">Options {</text:span><text:span text:style-name="T463"><text:line-break/></text:span><text:span text:style-name="T464"><text:line-break/><text:s text:c="2"/></text:span><text:span text:style-name="T465">val<text:s/></text:span><text:span text:style-name="T466">lst</text:span><text:span text:style-name="T467">=List(</text:span><text:span text:style-name="T468">1</text:span><text:span text:style-name="T469">,</text:span><text:span text:style-name="T470">2</text:span><text:span text:style-name="T471">,</text:span><text:span text:style-name="T472">3</text:span><text:span text:style-name="T473">)</text:span><text:span text:style-name="T474"><text:line-break/></text:span><text:soft-page-break/><text:span text:style-name="T475"><text:s text:c="2"/></text:span><text:span text:style-name="T476">val<text:s/></text:span><text:span text:style-name="T477">map</text:span><text:span text:style-name="T478">= Map(</text:span><text:span text:style-name="T479">1</text:span><text:span text:style-name="T480">-&gt;</text:span><text:span text:style-name="T481">"devi"</text:span><text:span text:style-name="T482">,</text:span><text:span text:style-name="T483">2</text:span><text:span text:style-name="T484">-&gt;</text:span><text:span text:style-name="T485">"babu"</text:span><text:span text:style-name="T486">,</text:span><text:span text:style-name="T487">3</text:span><text:span text:style-name="T488">-&gt;</text:span><text:span text:style-name="T489">"sid"</text:span><text:span text:style-name="T490">,</text:span><text:span text:style-name="T491">4</text:span><text:span text:style-name="T492">-&gt;</text:span><text:span text:style-name="T493">"sana"</text:span><text:span text:style-name="T494">)</text:span><text:span text:style-name="T495"><text:line-break/><text:s text:c="2"/></text:span><text:span text:style-name="T496">def<text:s/></text:span><text:span text:style-name="T497">main</text:span><text:span text:style-name="T498">(args:Array[String]):<text:s/></text:span><text:span text:style-name="T499">Unit<text:s/></text:span><text:span text:style-name="T500">= {</text:span><text:span text:style-name="T501"><text:line-break/><text:s text:c="4"/></text:span><text:span text:style-name="T502">println</text:span><text:span text:style-name="T503">(</text:span><text:span text:style-name="T504">lst</text:span><text:span text:style-name="T505">.find(_ &gt;<text:s/></text:span><text:span text:style-name="T506">6</text:span><text:span text:style-name="T507">))</text:span><text:span text:style-name="T508"><text:line-break/><text:s text:c="4"/></text:span><text:span text:style-name="T509">println</text:span><text:span text:style-name="T510">(</text:span><text:span text:style-name="T511">lst</text:span><text:span text:style-name="T512">.find(_ &gt;<text:s/></text:span><text:span text:style-name="T513">2</text:span><text:span text:style-name="T514">))</text:span><text:span text:style-name="T515"><text:line-break/><text:s text:c="4"/></text:span><text:span text:style-name="T516">println</text:span><text:span text:style-name="T517">(</text:span><text:span text:style-name="T518">map</text:span><text:span text:style-name="T519">.get(</text:span><text:span text:style-name="T520">1</text:span><text:span text:style-name="T521">))</text:span><text:span text:style-name="T522"><text:line-break/></text:span><text:span text:style-name="T523"><text:line-break/><text:s text:c="2"/>}</text:span><text:span text:style-name="T524"><text:line-break/>}</text:span></text:p>
      <text:p text:style-name="Normal"/>
      <text:p text:style-name="Normal"><text:span text:style-name="T525">Scala Classes-Inheritance</text:span></text:p>
      <text:p text:style-name="P526"><text:span text:style-name="T527">package<text:s/></text:span><text:span text:style-name="T528">Inheritance</text:span><text:span text:style-name="T529"><text:line-break/></text:span><text:span text:style-name="T530"><text:line-break/></text:span><text:span text:style-name="T531">class<text:s/></text:span><text:span text:style-name="T532">Polygon {</text:span><text:span text:style-name="T533"><text:line-break/></text:span><text:span text:style-name="T534"><text:line-break/><text:s text:c="2"/></text:span><text:span text:style-name="T535">def<text:s/></text:span><text:span text:style-name="T536">area</text:span><text:span text:style-name="T537">:<text:s/></text:span><text:span text:style-name="T538">Double<text:s/></text:span><text:span text:style-name="T539">=<text:s/></text:span><text:span text:style-name="T540">0.0</text:span><text:span text:style-name="T541"><text:line-break/></text:span><text:span text:style-name="T542">}</text:span><text:span text:style-name="T543"><text:line-break/></text:span><text:span text:style-name="T544"><text:line-break/><text:s text:c="2"/></text:span><text:span text:style-name="T545">object<text:s/></text:span><text:span text:style-name="T546">Polygon</text:span><text:span text:style-name="T547"><text:line-break/><text:s text:c="2"/>{</text:span><text:span text:style-name="T548"><text:line-break/><text:s text:c="4"/></text:span><text:span text:style-name="T549">def<text:s/></text:span><text:span text:style-name="T550">main</text:span><text:span text:style-name="T551">(args:Array[String])</text:span><text:span text:style-name="T552"><text:line-break/><text:s text:c="4"/>{</text:span><text:span text:style-name="T553"><text:line-break/><text:s text:c="6"/></text:span><text:span text:style-name="T554">var<text:s/></text:span><text:span text:style-name="T555">poly=</text:span><text:span text:style-name="T556">new<text:s/></text:span><text:span text:style-name="T557">Polygon</text:span><text:span text:style-name="T558"><text:line-break/><text:s text:c="6"/></text:span><text:span text:style-name="T559">var<text:s/></text:span><text:span text:style-name="T560">rect=</text:span><text:span text:style-name="T561">new<text:s/></text:span><text:span text:style-name="T562">Rectangle(</text:span><text:span text:style-name="T563">55.2</text:span><text:span text:style-name="T564">,</text:span><text:span text:style-name="T565">20.0</text:span><text:span text:style-name="T566">)</text:span><text:span text:style-name="T567"><text:line-break/><text:s text:c="6"/></text:span><text:span text:style-name="T568">printArea</text:span><text:span text:style-name="T569">(rect)</text:span><text:span text:style-name="T570"><text:line-break/><text:s text:c="6"/></text:span><text:span text:style-name="T571">var<text:s/></text:span><text:span text:style-name="T572">tria=</text:span><text:span text:style-name="T573">new<text:s/></text:span><text:span text:style-name="T574">Traingle(</text:span><text:span text:style-name="T575">55.2</text:span><text:span text:style-name="T576">,</text:span><text:span text:style-name="T577">20.0</text:span><text:span text:style-name="T578">)</text:span><text:span text:style-name="T579"><text:line-break/><text:s text:c="6"/></text:span><text:span text:style-name="T580">printArea</text:span><text:span text:style-name="T581">(tria)</text:span><text:span text:style-name="T582"><text:line-break/><text:s text:c="4"/>}</text:span><text:span text:style-name="T583"><text:line-break/><text:s text:c="4"/></text:span><text:span text:style-name="T584">def<text:s/></text:span><text:span text:style-name="T585">printArea</text:span><text:span text:style-name="T586">(p:Polygon)</text:span><text:span text:style-name="T587"><text:line-break/><text:s text:c="4"/>{</text:span><text:span text:style-name="T588"><text:line-break/><text:s text:c="6"/></text:span><text:span text:style-name="T589">println</text:span><text:span text:style-name="T590">(p.area)</text:span><text:span text:style-name="T591"><text:line-break/><text:s text:c="4"/>}</text:span><text:span text:style-name="T592"><text:line-break/><text:s text:c="2"/>}</text:span></text:p>
      <text:p text:style-name="P593"><text:span text:style-name="T594">package<text:s/></text:span><text:span text:style-name="T595">Inheritance</text:span><text:span text:style-name="T596"><text:line-break/></text:span><text:span text:style-name="T597"><text:line-break/></text:span><text:span text:style-name="T598">class<text:s/></text:span><text:span text:style-name="T599">Rectangle(</text:span><text:span text:style-name="T600">var<text:s/></text:span><text:span text:style-name="T601">width:</text:span><text:span text:style-name="T602">Double,var<text:s/></text:span><text:span text:style-name="T603">height:</text:span><text:span text:style-name="T604">Double</text:span><text:span text:style-name="T605">)<text:s/></text:span><text:span text:style-name="T606">extends<text:s/></text:span><text:span text:style-name="T607">Polygon {</text:span><text:span text:style-name="T608"><text:line-break/><text:s text:c="2"/></text:span><text:span text:style-name="T609">override def<text:s/></text:span><text:span text:style-name="T610">area</text:span><text:span text:style-name="T611">:<text:s/></text:span><text:span text:style-name="T612">Double<text:s/></text:span><text:span text:style-name="T613">= width * height</text:span><text:span text:style-name="T614"><text:line-break/>}</text:span></text:p>
      <text:p text:style-name="P615"><text:span text:style-name="T616">package<text:s/></text:span><text:span text:style-name="T617">Inheritance</text:span><text:span text:style-name="T618"><text:line-break/></text:span><text:span text:style-name="T619"><text:line-break/></text:span><text:span text:style-name="T620">class<text:s/></text:span><text:span text:style-name="T621">Traingle(</text:span><text:span text:style-name="T622">var<text:s/></text:span><text:span text:style-name="T623">width:</text:span><text:span text:style-name="T624">Double,var<text:s/></text:span><text:span text:style-name="T625">height:</text:span><text:span text:style-name="T626">Double</text:span><text:span text:style-name="T627">)<text:s/></text:span><text:span text:style-name="T628">extends<text:s/></text:span><text:span text:style-name="T629">Polygon</text:span><text:span text:style-name="T630"><text:line-break/><text:s/>{</text:span><text:span text:style-name="T631"><text:line-break/><text:s text:c="3"/></text:span><text:span text:style-name="T632">override def<text:s/></text:span><text:span text:style-name="T633">area</text:span><text:span text:style-name="T634">:<text:s/></text:span><text:span text:style-name="T635">Double<text:s/></text:span><text:span text:style-name="T636">= width*height/</text:span><text:span text:style-name="T637">2</text:span><text:span text:style-name="T638"><text:line-break/></text:span><text:span text:style-name="T639"><text:line-break/></text:span><text:span text:style-name="T640">}</text:span></text:p>
      <text:p text:style-name="Normal"/>
      <text:p text:style-name="Normal">Traits</text:p>
      <text:p text:style-name="P641"><text:span text:style-name="T642">package<text:s/></text:span><text:span text:style-name="T643">Inheritance</text:span><text:span text:style-name="T644"><text:line-break/></text:span><text:span text:style-name="T645"><text:line-break/></text:span><text:span text:style-name="T646">trait<text:s/></text:span><text:span text:style-name="T647">Shape {</text:span><text:span text:style-name="T648"><text:line-break/><text:s text:c="2"/></text:span><text:span text:style-name="T649">def<text:s/></text:span><text:span text:style-name="T650">color</text:span><text:span text:style-name="T651">: String</text:span><text:span text:style-name="T652"><text:line-break/>}</text:span><text:span text:style-name="T653"><text:line-break/></text:span><text:span text:style-name="T654"><text:line-break/></text:span><text:span text:style-name="T655">abstract class<text:s/></text:span><text:span text:style-name="T656">Polygon {</text:span><text:span text:style-name="T657"><text:line-break/><text:s text:c="2"/></text:span><text:span text:style-name="T658">def<text:s/></text:span><text:span text:style-name="T659">area</text:span><text:span text:style-name="T660">:<text:s/></text:span><text:span text:style-name="T661">Double</text:span><text:span text:style-name="T662">//no body to abstract method</text:span><text:span text:style-name="T663"><text:line-break/></text:span><text:span text:style-name="T664">}</text:span><text:span text:style-name="T665"><text:line-break/></text:span><text:span text:style-name="T666"><text:line-break/><text:s text:c="2"/></text:span><text:span text:style-name="T667">object<text:s/></text:span><text:span text:style-name="T668">Polygon</text:span><text:span text:style-name="T669"><text:line-break/></text:span><text:soft-page-break/><text:span text:style-name="T670"><text:s text:c="2"/>{</text:span><text:span text:style-name="T671"><text:line-break/><text:s text:c="4"/></text:span><text:span text:style-name="T672">def<text:s/></text:span><text:span text:style-name="T673">main</text:span><text:span text:style-name="T674">(args:Array[String])</text:span><text:span text:style-name="T675"><text:line-break/><text:s text:c="4"/>{</text:span><text:span text:style-name="T676"><text:line-break/><text:s text:c="6"/></text:span><text:span text:style-name="T677">var<text:s/></text:span><text:span text:style-name="T678">rect=</text:span><text:span text:style-name="T679">new<text:s/></text:span><text:span text:style-name="T680">Rectangle(</text:span><text:span text:style-name="T681">55.2</text:span><text:span text:style-name="T682">,</text:span><text:span text:style-name="T683">20.0</text:span><text:span text:style-name="T684">)</text:span><text:span text:style-name="T685"><text:line-break/><text:s text:c="6"/></text:span><text:span text:style-name="T686">printArea</text:span><text:span text:style-name="T687">(rect)</text:span><text:span text:style-name="T688"><text:line-break/><text:s text:c="6"/></text:span><text:span text:style-name="T689">println</text:span><text:span text:style-name="T690">(rect.color)</text:span><text:span text:style-name="T691"><text:line-break/><text:s text:c="6"/></text:span><text:span text:style-name="T692">var<text:s/></text:span><text:span text:style-name="T693">tria=</text:span><text:span text:style-name="T694">new<text:s/></text:span><text:span text:style-name="T695">Traingle(</text:span><text:span text:style-name="T696">55.2</text:span><text:span text:style-name="T697">,</text:span><text:span text:style-name="T698">20.0</text:span><text:span text:style-name="T699">)</text:span><text:span text:style-name="T700"><text:line-break/><text:s text:c="6"/></text:span><text:span text:style-name="T701">printArea</text:span><text:span text:style-name="T702">(tria)</text:span><text:span text:style-name="T703"><text:line-break/><text:s text:c="6"/></text:span><text:span text:style-name="T704">println</text:span><text:span text:style-name="T705">(tria.color)</text:span><text:span text:style-name="T706"><text:line-break/><text:s text:c="4"/>}</text:span><text:span text:style-name="T707"><text:line-break/><text:s text:c="4"/></text:span><text:span text:style-name="T708">def<text:s/></text:span><text:span text:style-name="T709">printArea</text:span><text:span text:style-name="T710">(p:Polygon)</text:span><text:span text:style-name="T711"><text:line-break/><text:s text:c="4"/>{</text:span><text:span text:style-name="T712"><text:line-break/><text:s text:c="6"/></text:span><text:span text:style-name="T713">println</text:span><text:span text:style-name="T714">(p.area)</text:span><text:span text:style-name="T715"><text:line-break/><text:s text:c="4"/>}</text:span><text:span text:style-name="T716"><text:line-break/><text:s text:c="2"/>}</text:span></text:p>
      <text:p text:style-name="P717"><text:span text:style-name="T718">package<text:s/></text:span><text:span text:style-name="T719">Inheritance</text:span><text:span text:style-name="T720"><text:line-break/></text:span><text:span text:style-name="T721"><text:line-break/></text:span><text:span text:style-name="T722">class<text:s/></text:span><text:span text:style-name="T723">Rectangle(</text:span><text:span text:style-name="T724">var<text:s/></text:span><text:span text:style-name="T725">width:</text:span><text:span text:style-name="T726">Double,var<text:s/></text:span><text:span text:style-name="T727">height:</text:span><text:span text:style-name="T728">Double</text:span><text:span text:style-name="T729">)</text:span><text:span text:style-name="T730"><text:line-break/><text:s text:c="2"/></text:span><text:span text:style-name="T731">extends<text:s/></text:span><text:span text:style-name="T732">Polygon<text:s/></text:span><text:span text:style-name="T733">with<text:s/></text:span><text:span text:style-name="T734">Shape {</text:span><text:span text:style-name="T735"><text:line-break/><text:s text:c="2"/></text:span><text:span text:style-name="T736">override def<text:s/></text:span><text:span text:style-name="T737">area</text:span><text:span text:style-name="T738">:<text:s/></text:span><text:span text:style-name="T739">Double<text:s/></text:span><text:span text:style-name="T740">= width * height</text:span><text:span text:style-name="T741"><text:line-break/><text:s text:c="2"/></text:span><text:span text:style-name="T742">override def<text:s/></text:span><text:span text:style-name="T743">color</text:span><text:span text:style-name="T744">: String =<text:s/></text:span><text:span text:style-name="T745">"red"</text:span><text:span text:style-name="T746"><text:line-break/></text:span><text:span text:style-name="T747">}</text:span></text:p>
      <text:p text:style-name="P748"><text:span text:style-name="T749">package<text:s/></text:span><text:span text:style-name="T750">Inheritance</text:span><text:span text:style-name="T751"><text:line-break/></text:span><text:span text:style-name="T752"><text:line-break/></text:span><text:span text:style-name="T753">class<text:s/></text:span><text:span text:style-name="T754">Traingle(</text:span><text:span text:style-name="T755">var<text:s/></text:span><text:span text:style-name="T756">width:</text:span><text:span text:style-name="T757">Double,var<text:s/></text:span><text:span text:style-name="T758">height:</text:span><text:span text:style-name="T759">Double</text:span><text:span text:style-name="T760">)<text:s/></text:span><text:span text:style-name="T761">extends<text:s/></text:span><text:span text:style-name="T762">Polygon<text:s/></text:span><text:span text:style-name="T763">with<text:s/></text:span><text:span text:style-name="T764">Shape</text:span><text:span text:style-name="T765"><text:line-break/><text:s/>{</text:span><text:span text:style-name="T766"><text:line-break/><text:s text:c="3"/></text:span><text:span text:style-name="T767">override def<text:s/></text:span><text:span text:style-name="T768">area</text:span><text:span text:style-name="T769">:<text:s/></text:span><text:span text:style-name="T770">Double<text:s/></text:span><text:span text:style-name="T771">= width*height/</text:span><text:span text:style-name="T772">2</text:span><text:span text:style-name="T773"><text:line-break/><text:s text:c="3"/></text:span><text:span text:style-name="T774">override def<text:s/></text:span><text:span text:style-name="T775">color</text:span><text:span text:style-name="T776">: String =<text:s/></text:span><text:span text:style-name="T777">"green"</text:span><text:span text:style-name="T778"><text:line-break/></text:span><text:span text:style-name="T779"><text:line-break/></text:span><text:span text:style-name="T780">}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vi ramasamy</meta:initial-creator>
    <dc:creator>devi ramasamy</dc:creator>
    <meta:creation-date>2023-02-03T13:12:00Z</meta:creation-date>
    <dc:date>2023-02-06T12:46:00Z</dc:date>
    <meta:template xlink:href="Normal" xlink:type="simple"/>
    <meta:editing-cycles>13</meta:editing-cycles>
    <meta:editing-duration>PT88620S</meta:editing-duration>
    <meta:document-statistic meta:page-count="5" meta:paragraph-count="8" meta:word-count="664" meta:character-count="4445" meta:row-count="31" meta:non-whitespace-character-count="3789"/>
  </office:meta>
</office:document-meta>
</file>